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in" style:auto-text-indent="false"/>
    </style:style>
    <style:style style:name="P3" style:family="paragraph" style:parent-style-name="Subtitle">
      <style:paragraph-properties fo:margin-top="0in" fo:margin-bottom="0.222in" loext:contextual-spacing="false"/>
    </style:style>
    <style:style style:name="P4" style:family="paragraph" style:parent-style-name="Title">
      <style:paragraph-properties fo:margin-top="0in" fo:margin-bottom="0.0417in" loext:contextual-spacing="false" fo:text-align="center" style:justify-single-word="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officeooo:rsid="00152e1c"/>
    </style:style>
    <style:style style:name="T2" style:family="text">
      <style:text-properties officeooo:rsid="0016c8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toizw0gw7hfs"/>The SCION Homeworks</text:p>
      <text:p text:style-name="P1"/>
      <text:p text:style-name="P1">The SCION <text:span text:style-name="T1">H</text:span>omeworks are a set of homework assignments aimed at teaching users general networking problems and concepts, as well as introducing the structure and advantages of the SCION internet architecture and allowing them to build real SCION applications. Each assignment is aimed at a certain relevant topic in networking and <text:span text:style-name="T1">is presented</text:span> in the form of coding and conceptual walkthroughs. </text:p>
      <text:p text:style-name="P1"/>
      <text:p text:style-name="P4"><text:bookmark text:name="_4v5e5uwdxvc0"/>Questionnaire</text:p>
      <text:p text:style-name="P1">Please answer these quick questions evaluating the quality and ease of use of both the SCIONLab environment and the Homework Assignments. You will need 4 minutes approximately.</text:p>
      <text:p text:style-name="P1"/>
      <text:p text:style-name="P3"><text:bookmark text:name="_gz1mknrii9bb"/>SCIONLab</text:p>
      <text:list xml:id="list4744803209704656053" text:style-name="WWNum4">
        <text:list-item>
          <text:p text:style-name="P5">From 1 (very difficult) to 5 (very easy), how easy was it to create and configure your AS?</text:p>
        </text:list-item>
      </text:list>
      <text:p text:style-name="P1"/>
      <text:list xml:id="list134027328130557" text:continue-numbering="true" text:style-name="WWNum4">
        <text:list-item>
          <text:p text:style-name="P5">From 1 (very difficult) to 5 (very easy), how easy was it to deploy your user AS Virtual Machine?</text:p>
        </text:list-item>
      </text:list>
      <text:p text:style-name="P1"/>
      <text:list xml:id="list4831545073490844955" text:style-name="WWNum6">
        <text:list-item>
          <text:p text:style-name="P6">From 1 (very difficult) to 5 (very easy), how easy was it to solve possible issues on your own? (tutorials <text:span text:style-name="T1">and</text:span> internet searches are allowed, but not asking your colleagues or people familiar with SCION).</text:p>
        </text:list-item>
      </text:list>
      <text:p text:style-name="P1"/>
      <text:list xml:id="list364799574907149747" text:style-name="WWNum3">
        <text:list-item>
          <text:p text:style-name="P7">How much time did you need to resolve the issues encountered while configuring and deploying your Virtual Machine?</text:p>
        </text:list-item>
      </text:list>
      <text:p text:style-name="P1"/>
      <text:list xml:id="list2354004198502115921" text:style-name="WWNum5">
        <text:list-item>
          <text:p text:style-name="P8">What can we improve <text:span text:style-name="T1">o</text:span>n SCIONLab ?</text:p>
        </text:list-item>
      </text:list>
      <text:p text:style-name="P1"/>
      <text:p text:style-name="P1"/>
      <text:p text:style-name="P3"><text:bookmark text:name="_8zk70hqnjlx7"/>Homework Assignment</text:p>
      <text:list xml:id="list134027510565416" text:continue-list="list134027328130557" text:style-name="WWNum4">
        <text:list-item>
          <text:p text:style-name="P5">From 1 (very difficult) to 5 (very easy), how easy was it to understand the <text:span text:style-name="T1">requirements of the homework’s assignment?</text:span></text:p>
        </text:list-item>
      </text:list>
      <text:p text:style-name="P1"/>
      <text:list xml:id="list134028657282122" text:continue-numbering="true" text:style-name="WWNum4">
        <text:list-item>
          <text:p text:style-name="P5">From 1 (very difficult) to 5 (very easy), how easy was it to navigate through the API/source code?</text:p>
        </text:list-item>
      </text:list>
      <text:p text:style-name="P1"/>
      <text:list xml:id="list5548838564080922241" text:style-name="WWNum1">
        <text:list-item>
          <text:p text:style-name="P9">From 1 (very difficult) to 5 (very easy), how easy was it to solve this assignment?</text:p>
        </text:list-item>
        <text:list-item>
          <text:p text:style-name="P9">How much time did you need to finish the assignment?</text:p>
        </text:list-item>
      </text:list>
      <text:p text:style-name="P1"/>
      <text:list xml:id="list134027358088311" text:continue-numbering="true" text:style-name="WWNum1">
        <text:list-item>
          <text:p text:style-name="P9">Did you use the additional resources and sample code in the appendix? If so, how helpful were they in completing the assignment?</text:p>
        </text:list-item>
      </text:list>
      <text:p text:style-name="P2"/>
      <text:list xml:id="list134028382755070" text:continue-list="list134028657282122" text:style-name="WWNum4">
        <text:list-item>
          <text:p text:style-name="P5"><text:soft-page-break/>Do you recall learning about the advantage of SCION in this particular application? If so, what was it and was it well presented? If not, what were your main takeaways?</text:p>
        </text:list-item>
      </text:list>
      <text:p text:style-name="P1"/>
      <text:list xml:id="list1608829078836020629" text:style-name="WWNum2">
        <text:list-item>
          <text:p text:style-name="P10">What can we improve <text:span text:style-name="T2">on</text:span> the homework assignment itself?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40:26.675834811</dc:date>
    <meta:editing-duration>PT2M57S</meta:editing-duration>
    <meta:editing-cycles>3</meta:editing-cycles>
    <meta:document-statistic meta:table-count="0" meta:image-count="0" meta:object-count="0" meta:page-count="2" meta:paragraph-count="18" meta:word-count="329" meta:character-count="1881" meta:non-whitespace-character-count="1580"/>
  </office:meta>
</office:document-meta>
</file>